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áctico Nro. 3.1: Tipos de Dato Colección - Tuplas</text:title></text:p>
      <text:p text:style-name="OrgTitle"/>
      <text:p text:style-name="OrgSubtitle"><text:initial-creator>Juan Jose Della Vecchi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d531c7">1. Ejercicio 1:</text:a></text:p>
          <text:p text:style-name="Contents_20_1"><text:a xlink:type="simple" xlink:href="#org95ce8e6">2. Ejercicio 2:</text:a></text:p>
          <text:p text:style-name="Contents_20_1"><text:a xlink:type="simple" xlink:href="#org4d0062d">3. Ejercicio 3:</text:a></text:p>
          <text:p text:style-name="Contents_20_1"><text:a xlink:type="simple" xlink:href="#orgfc5513f">4. Ejercicio 4:</text:a></text:p>
          <text:p text:style-name="Contents_20_1"><text:a xlink:type="simple" xlink:href="#org0adddd2">5. Ejercicio 5:</text:a></text:p>
          <text:p text:style-name="Contents_20_1"><text:a xlink:type="simple" xlink:href="#orgef38e29">6. Ejercicio 6:</text:a></text:p>
          <text:p text:style-name="Contents_20_1"><text:a xlink:type="simple" xlink:href="#org4a5908f">7. Ejercicio 7:</text:a></text:p>
          <text:p text:style-name="Contents_20_1"><text:a xlink:type="simple" xlink:href="#org42064c2">8. Ejercicio 8:</text:a></text:p>
          <text:p text:style-name="Contents_20_1"><text:a xlink:type="simple" xlink:href="#org39892e7">9. Ejercicio 9:</text:a></text:p>
          <text:p text:style-name="Contents_20_1"><text:a xlink:type="simple" xlink:href="#org63edf75">10. Ejercicio 10:</text:a></text:p>
          <text:p text:style-name="Contents_20_1"><text:a xlink:type="simple" xlink:href="#orgbb299f2">11. Ejercicio 11:</text:a></text:p>
          <text:p text:style-name="Contents_20_1"><text:a xlink:type="simple" xlink:href="#orgef7eec2">12. Ejercicio 12:</text:a></text:p>
          <text:p text:style-name="Contents_20_1"><text:a xlink:type="simple" xlink:href="#org626ee67">13. Ejercicio 13:</text:a></text:p>
          <text:p text:style-name="Contents_20_1"><text:a xlink:type="simple" xlink:href="#org6be7722">14. Ejercicio 14:</text:a></text:p>
          <text:p text:style-name="Contents_20_1"><text:a xlink:type="simple" xlink:href="#org55450e2">15. Ejercicio 15:</text:a></text:p>
          <text:p text:style-name="Contents_20_1"><text:a xlink:type="simple" xlink:href="#org3f10d4e">16. Ejercicio 16:</text:a></text:p>
          <text:p text:style-name="Contents_20_1"><text:a xlink:type="simple" xlink:href="#orgd36297b">17. Ejercicio 17:</text:a></text:p>
        </text:index-body>
      </text:table-of-content>
      <text:p text:style-name="Text_20_body">Nota: Asuma una cantidad especíca de elementos cuando el ejercicio no lo
especique.
</text:p>
      <text:h text:style-name="Heading_20_1" text:outline-level="1" text:is-list-header="false">
<text:bookmark-start text:name="OrgXref.orged531c7"/>
<text:bookmark text:name="orged531c7"/>Ejercicio 1:
<text:bookmark-end text:name="OrgXref.orged531c7"/></text:h>
      <text:p text:style-name="Text_20_body">Realice las siguientes actividades:
</text:p>
      <text:list text:style-name="OrgNumberedList" text:continue-numbering="false">
        <text:list-item>
          <text:p text:style-name="Text_20_body">Defina una dupla d donde los elementos están inicializados en 0.
</text:p>
        </text:list-item>
        <text:list-item>
          <text:p text:style-name="Text_20_body">Defina una tupla de un único elemento.
</text:p>
        </text:list-item>
        <text:list-item>
          <text:p text:style-name="Text_20_body">Defina una tupla con n elementos inicializados en 0.
</text:p>
        </text:list-item>
      </text:list>
      <text:p text:style-name="OrgSrcBlock"><text:span text:style-name="OrgSrcFontLockVariableNameFace">dupla</text:span><text:s/>=<text:s/><text:span text:style-name="OrgSrcRainbowDelimitersDepth1Face">(</text:span>0,<text:s/>0<text:span text:style-name="OrgSrcRainbowDelimitersDepth1Face">)</text:span></text:p>
      <text:p text:style-name="OrgSrcBlock"><text:span text:style-name="OrgSrcFontLockVariableNameFace">dupla_unica</text:span><text:s/>=<text:s/><text:span text:style-name="OrgSrcRainbowDelimitersDepth1Face">(</text:span>0,<text:span text:style-name="OrgSrcRainbowDelimitersDepth1Face">)</text:span></text:p>
      <text:p text:style-name="OrgSrcBlock"><text:span text:style-name="OrgSrcFontLockVariableNameFace">n</text:span><text:s/>=<text:s/>5</text:p>
      <text:p text:style-name="OrgSrcBlock"><text:span text:style-name="OrgSrcFontLockVariableNameFace">dupla_n</text:span><text:s/>=<text:s/><text:span text:style-name="OrgSrcRainbowDelimitersDepth1Face">(</text:span>0,<text:span text:style-name="OrgSrcRainbowDelimitersDepth1Face">)</text:span><text:s/>*<text:s/>n</text:p>
      <text:p text:style-name="OrgSrcBlock"><text:span text:style-name="OrgSrcFontLockBuiltinFace">print</text:span><text:span text:style-name="OrgSrcRainbowDelimitersDepth1Face">(</text:span>dupla<text:span text:style-name="OrgSrcRainbowDelimitersDepth1Face">)</text:span></text:p>
      <text:p text:style-name="OrgSrcBlock"><text:span text:style-name="OrgSrcFontLockBuiltinFace">print</text:span><text:span text:style-name="OrgSrcRainbowDelimitersDepth1Face">(</text:span>dupla_unica<text:span text:style-name="OrgSrcRainbowDelimitersDepth1Face">)</text:span></text:p>
      <text:p text:style-name="OrgSrcBlockLastLine"><text:span text:style-name="OrgSrcFontLockBuiltinFace">print</text:span><text:span text:style-name="OrgSrcRainbowDelimitersDepth1Face">(</text:span>dupla_n<text:span text:style-name="OrgSrcRainbowDelimitersDepth1Face">)</text:span></text:p>
      <text:h text:style-name="Heading_20_1" text:outline-level="1" text:is-list-header="false">
<text:bookmark-start text:name="OrgXref.org95ce8e6"/>
<text:bookmark text:name="org95ce8e6"/>Ejercicio 2:
<text:bookmark-end text:name="OrgXref.org95ce8e6"/></text:h>
      <text:p text:style-name="Text_20_body">Defina las duplas op0 y op1 y luego construya la tupla r cuyos
elementos son la suma de los elementos de op0 y op1.
Ejemplo: Si op0=(10,20) y op1=(8,20) la tupla r tiene que contener
r=(18,40).
</text:p>
      <text:p text:style-name="OrgSrcBlock"><text:span text:style-name="OrgSrcFontLockVariableNameFace">op0</text:span>=<text:span text:style-name="OrgSrcRainbowDelimitersDepth1Face">(</text:span>10,20<text:span text:style-name="OrgSrcRainbowDelimitersDepth1Face">)</text:span></text:p>
      <text:p text:style-name="OrgSrcBlock"><text:span text:style-name="OrgSrcFontLockVariableNameFace">op1</text:span>=<text:span text:style-name="OrgSrcRainbowDelimitersDepth1Face">(</text:span>8,20<text:span text:style-name="OrgSrcRainbowDelimitersDepth1Face">)</text:span></text:p>
      <text:p text:style-name="OrgSrcBlock"><text:span text:style-name="OrgSrcFontLockVariableNameFace">r</text:span>=<text:span text:style-name="OrgSrcRainbowDelimitersDepth1Face">(</text:span>op0<text:span text:style-name="OrgSrcRainbowDelimitersDepth2Face">[</text:span>0<text:span text:style-name="OrgSrcRainbowDelimitersDepth2Face">]</text:span>+op1<text:span text:style-name="OrgSrcRainbowDelimitersDepth2Face">[</text:span>0<text:span text:style-name="OrgSrcRainbowDelimitersDepth2Face">]</text:span>,<text:s/>op0<text:span text:style-name="OrgSrcRainbowDelimitersDepth2Face">[</text:span>1<text:span text:style-name="OrgSrcRainbowDelimitersDepth2Face">]</text:span>+op1<text:span text:style-name="OrgSrcRainbowDelimitersDepth2Face">[</text:span>1<text:span text:style-name="OrgSrcRainbowDelimitersDepth2Face">]</text:span>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StringFace">"Tupla<text:s/>0:"</text:span>,<text:s/>op0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StringFace">"Tupla<text:s/>1:"</text:span>,<text:s/>op1<text:span text:style-name="OrgSrcRainbowDelimitersDepth1Face">)</text:span></text:p>
      <text:p text:style-name="OrgSrcBlockLastLine"><text:span text:style-name="OrgSrcFontLockBuiltinFace">print</text:span><text:span text:style-name="OrgSrcRainbowDelimitersDepth1Face">(</text:span><text:span text:style-name="OrgSrcFontLockStringFace">"Suma:<text:s/>"</text:span>,<text:s/>r<text:span text:style-name="OrgSrcRainbowDelimitersDepth1Face">)</text:span></text:p>
      <text:h text:style-name="Heading_20_1" text:outline-level="1" text:is-list-header="false">
<text:bookmark-start text:name="OrgXref.org4d0062d"/>
<text:bookmark text:name="org4d0062d"/>Ejercicio 3:
<text:bookmark-end text:name="OrgXref.org4d0062d"/></text:h>
      <text:p text:style-name="Text_20_body">Escriba un ejemplo que muestre que las tuplas son inmutables.
</text:p>
      <text:p text:style-name="OrgSrcBlock"><text:span text:style-name="OrgSrcFontLockVariableNameFace">lista</text:span><text:s/>=<text:s/><text:span text:style-name="OrgSrcRainbowDelimitersDepth1Face">[</text:span>1,<text:s/>2<text:span text:style-name="OrgSrcRainbowDelimitersDepth1Face">]</text:span></text:p>
      <text:p text:style-name="OrgSrcBlock"><text:span text:style-name="OrgSrcFontLockBuiltinFace">print</text:span><text:span text:style-name="OrgSrcRainbowDelimitersDepth1Face">(</text:span><text:span text:style-name="OrgSrcFontLockBuiltinFace">id</text:span><text:span text:style-name="OrgSrcRainbowDelimitersDepth2Face">(</text:span>lista<text:span text:style-name="OrgSrcRainbowDelimitersDepth2Face">)</text:span><text:span text:style-name="OrgSrcRainbowDelimitersDepth1Face">)</text:span></text:p>
      <text:p text:style-name="OrgSrcBlock">lista.append<text:span text:style-name="OrgSrcRainbowDelimitersDepth1Face">(</text:span>2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BuiltinFace">id</text:span><text:span text:style-name="OrgSrcRainbowDelimitersDepth2Face">(</text:span>lista<text:span text:style-name="OrgSrcRainbowDelimitersDepth2Face">)</text:span><text:span text:style-name="OrgSrcRainbowDelimitersDepth1Face">)</text:span></text:p>
      <text:p text:style-name="OrgSrcBlock"><text:span text:style-name="OrgSrcFontLockVariableNameFace">tupla</text:span><text:s/>=<text:s/><text:span text:style-name="OrgSrcRainbowDelimitersDepth1Face">(</text:span>1,<text:s/>2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BuiltinFace">id</text:span><text:span text:style-name="OrgSrcRainbowDelimitersDepth2Face">(</text:span>tupla<text:span text:style-name="OrgSrcRainbowDelimitersDepth2Face">)</text:span><text:span text:style-name="OrgSrcRainbowDelimitersDepth1Face">)</text:span></text:p>
      <text:p text:style-name="OrgSrcBlock"><text:span text:style-name="OrgSrcFontLockVariableNameFace">tupla</text:span><text:s/>=<text:s/><text:span text:style-name="OrgSrcRainbowDelimitersDepth1Face">(</text:span>2,<text:s/>4<text:span text:style-name="OrgSrcRainbowDelimitersDepth1Face">)</text:span></text:p>
      <text:p text:style-name="OrgSrcBlockLastLine"><text:span text:style-name="OrgSrcFontLockBuiltinFace">print</text:span><text:span text:style-name="OrgSrcRainbowDelimitersDepth1Face">(</text:span><text:span text:style-name="OrgSrcFontLockBuiltinFace">id</text:span><text:span text:style-name="OrgSrcRainbowDelimitersDepth2Face">(</text:span>tupla<text:span text:style-name="OrgSrcRainbowDelimitersDepth2Face">)</text:span><text:span text:style-name="OrgSrcRainbowDelimitersDepth1Face">)</text:span></text:p>
      <text:h text:style-name="Heading_20_1" text:outline-level="1" text:is-list-header="false">
<text:bookmark-start text:name="OrgXref.orgfc5513f"/>
<text:bookmark text:name="orgfc5513f"/>Ejercicio 4:
<text:bookmark-end text:name="OrgXref.orgfc5513f"/></text:h>
      <text:p text:style-name="Text_20_body">Escriba un programa que dada una tupla t con 5 elementos y
un número n produzca como resultado una nueva tupla con todos los
elementos de la tupla t multiplicados por el número n.
</text:p>
      <text:p text:style-name="OrgSrcBlock"><text:span text:style-name="OrgSrcFontLockVariableNameFace">t</text:span><text:s/>=<text:s/><text:span text:style-name="OrgSrcRainbowDelimitersDepth1Face">(</text:span>1,<text:s/>1,<text:s/>2,<text:s/>3,<text:s/>5<text:span text:style-name="OrgSrcRainbowDelimitersDepth1Face">)</text:span></text:p>
      <text:p text:style-name="OrgSrcBlock"><text:span text:style-name="OrgSrcFontLockVariableNameFace">n</text:span><text:s/>=<text:s/><text:span text:style-name="OrgSrcFontLockBuiltinFace">int</text:span><text:span text:style-name="OrgSrcRainbowDelimitersDepth1Face">(</text:span><text:span text:style-name="OrgSrcFontLockBuiltinFace">input</text:span><text:span text:style-name="OrgSrcRainbowDelimitersDepth2Face">(</text:span><text:span text:style-name="OrgSrcFontLockStringFace">"Ingrese<text:s/>un<text:s/>numero<text:s/>para<text:s/>multiplicar<text:s/>la<text:s/>tupla:<text:s/>"</text:span><text:span text:style-name="OrgSrcRainbowDelimitersDepth2Face">)</text:span><text:span text:style-name="OrgSrcRainbowDelimitersDepth1Face">)</text:span></text:p>
      <text:p text:style-name="OrgSrcBlock">nueva_t<text:s/>=<text:s/><text:span text:style-name="OrgSrcFontLockBuiltinFace">tuple</text:span><text:span text:style-name="OrgSrcRainbowDelimitersDepth1Face">(</text:span><text:span text:style-name="OrgSrcRainbowDelimitersDepth2Face">(</text:span><text:span text:style-name="OrgSrcFontLockBuiltinFace">map</text:span><text:span text:style-name="OrgSrcRainbowDelimitersDepth3Face">(</text:span><text:span text:style-name="OrgSrcFontLockKeywordFace">lambda</text:span><text:s/>elem:<text:s/>elem<text:s/>*<text:s/>n,<text:s/>t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StringFace">"tupla<text:s/>original"</text:span>,<text:s/>t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StringFace">"multiplicada<text:s/>por:"</text:span>,<text:s/>n<text:span text:style-name="OrgSrcRainbowDelimitersDepth1Face">)</text:span></text:p>
      <text:p text:style-name="OrgSrcBlockLastLine"><text:span text:style-name="OrgSrcFontLockBuiltinFace">print</text:span><text:span text:style-name="OrgSrcRainbowDelimitersDepth1Face">(</text:span><text:span text:style-name="OrgSrcFontLockStringFace">"nueva<text:s/>tupla:"</text:span>,<text:s/>nueva_t<text:span text:style-name="OrgSrcRainbowDelimitersDepth1Face">)</text:span></text:p>
      <text:h text:style-name="Heading_20_1" text:outline-level="1" text:is-list-header="false">
<text:bookmark-start text:name="OrgXref.org0adddd2"/>
<text:bookmark text:name="org0adddd2"/>Ejercicio 5:
<text:bookmark-end text:name="OrgXref.org0adddd2"/></text:h>
      <text:p text:style-name="Text_20_body">Escriba un programa que almacene el valor de tres variables
ingresadas por el usuario en una tupla
</text:p>
      <text:p text:style-name="OrgSrcBlock"><text:span text:style-name="OrgSrcFontLockVariableNameFace">var1</text:span><text:s/>=<text:s/>1<text:s/><text:span text:style-name="OrgSrcFontLockCommentDelimiterFace">#</text:span><text:span text:style-name="OrgSrcFontLockCommentFace">input("ingrese<text:s/>el<text:s/>primer<text:s/>elemento<text:s/>de<text:s/>la<text:s/>tupla")</text:span></text:p>
      <text:p text:style-name="OrgSrcBlock"><text:span text:style-name="OrgSrcFontLockVariableNameFace">var2</text:span><text:s/>=<text:s/>2<text:s/><text:span text:style-name="OrgSrcFontLockCommentDelimiterFace">#</text:span><text:span text:style-name="OrgSrcFontLockCommentFace">input("ingrese<text:s/>el<text:s/>segundo<text:s/>elemento<text:s/>de<text:s/>la<text:s/>tupla")</text:span></text:p>
      <text:p text:style-name="OrgSrcBlock"><text:span text:style-name="OrgSrcFontLockVariableNameFace">var3</text:span><text:s/>=<text:s/>3<text:s/><text:span text:style-name="OrgSrcFontLockCommentDelimiterFace">#</text:span><text:span text:style-name="OrgSrcFontLockCommentFace">input("ingrese<text:s/>el<text:s/>tercer<text:s/>elemento<text:s/>de<text:s/>la<text:s/>tupla")</text:span></text:p>
      <text:p text:style-name="OrgSrcBlockLastLine"><text:span text:style-name="OrgSrcFontLockVariableNameFace">tupla</text:span><text:s/>=<text:s/><text:span text:style-name="OrgSrcRainbowDelimitersDepth1Face">(</text:span>var1,<text:s/>var2,<text:s/>var3<text:span text:style-name="OrgSrcRainbowDelimitersDepth1Face">)</text:span></text:p>
      <text:h text:style-name="Heading_20_1" text:outline-level="1" text:is-list-header="false">
<text:bookmark-start text:name="OrgXref.orgef38e29"/>
<text:bookmark text:name="orgef38e29"/>Ejercicio 6:
<text:bookmark-end text:name="OrgXref.orgef38e29"/></text:h>
      <text:p text:style-name="Text_20_body">Escriba un programa que:
</text:p>
      <text:list text:style-name="OrgNumberedList" text:continue-numbering="false">
        <text:list-item>
          <text:p text:style-name="Text_20_body">Permita que el usuario ingrese cuatro números, los almacene una tupla t.
</text:p>
        </text:list-item>
        <text:list-item>
          <text:p text:style-name="Text_20_body">Genere una tupla s la cual se obtiene sumando a cada elemento de t un valor ingresado por el usuario.
</text:p>
        </text:list-item>
        <text:list-item>
          <text:p text:style-name="Text_20_body">Genere una tupla r la cual se obtiene restando a cada elemento de t un valor ingresado por el usuario.
</text:p>
        </text:list-item>
        <text:list-item>
          <text:p text:style-name="Text_20_body">Imprima: con leyendas adecuadas la tupla t, s y r.
</text:p>
        </text:list-item>
      </text:list>
      <text:p text:style-name="OrgSrcBlock"><text:span text:style-name="OrgSrcFontLockVariableNameFace">t</text:span><text:s/>=<text:s/><text:span text:style-name="OrgSrcFontLockBuiltinFace">tuple</text:span><text:span text:style-name="OrgSrcRainbowDelimitersDepth1Face">(</text:span><text:span text:style-name="OrgSrcFontLockBuiltinFace">list</text:span><text:span text:style-name="OrgSrcRainbowDelimitersDepth2Face">(</text:span><text:span text:style-name="OrgSrcRainbowDelimitersDepth3Face">[</text:span><text:span text:style-name="OrgSrcFontLockBuiltinFace">int</text:span><text:span text:style-name="OrgSrcRainbowDelimitersDepth4Face">(</text:span><text:span text:style-name="OrgSrcFontLockBuiltinFace">input</text:span><text:span text:style-name="OrgSrcRainbowDelimitersDepth5Face">(</text:span><text:span text:style-name="OrgSrcFontLockStringFace">"Ingrese<text:s/>elemento:"</text:span><text:span text:style-name="OrgSrcRainbowDelimitersDepth5Face">)</text:span><text:span text:style-name="OrgSrcRainbowDelimitersDepth4Face">)</text:span><text:s/><text:span text:style-name="OrgSrcFontLockKeywordFace">for</text:span><text:s/>i<text:s/><text:span text:style-name="OrgSrcFontLockKeywordFace">in</text:span><text:s/><text:span text:style-name="OrgSrcFontLockBuiltinFace">range</text:span><text:span text:style-name="OrgSrcRainbowDelimitersDepth4Face">(</text:span>4<text:span text:style-name="OrgSrcRainbowDelimitersDepth4Face">)</text:span><text:span text:style-name="OrgSrcRainbowDelimitersDepth3Face">]</text:span><text:span text:style-name="OrgSrcRainbowDelimitersDepth2Face">)</text:span><text:span text:style-name="OrgSrcRainbowDelimitersDepth1Face">)</text:span></text:p>
      <text:p text:style-name="OrgSrcBlock">elem_a_sumar<text:s/>=<text:s/><text:span text:style-name="OrgSrcFontLockBuiltinFace">int</text:span><text:span text:style-name="OrgSrcRainbowDelimitersDepth1Face">(</text:span><text:span text:style-name="OrgSrcFontLockBuiltinFace">input</text:span><text:span text:style-name="OrgSrcRainbowDelimitersDepth2Face">(</text:span><text:span text:style-name="OrgSrcFontLockStringFace">"Ingrese<text:s/>elemento<text:s/>a<text:s/>sumar:"</text:span><text:span text:style-name="OrgSrcRainbowDelimitersDepth2Face">)</text:span><text:span text:style-name="OrgSrcRainbowDelimitersDepth1Face">)</text:span></text:p>
      <text:p text:style-name="OrgSrcBlock">elem_a_restar<text:s/>=<text:s/><text:span text:style-name="OrgSrcFontLockBuiltinFace">int</text:span><text:span text:style-name="OrgSrcRainbowDelimitersDepth1Face">(</text:span><text:span text:style-name="OrgSrcFontLockBuiltinFace">input</text:span><text:span text:style-name="OrgSrcRainbowDelimitersDepth2Face">(</text:span><text:span text:style-name="OrgSrcFontLockStringFace">"Ingrese<text:s/>elemento<text:s/>a<text:s/>restar:"</text:span><text:span text:style-name="OrgSrcRainbowDelimitersDepth2Face">)</text:span><text:span text:style-name="OrgSrcRainbowDelimitersDepth1Face">)</text:span></text:p>
      <text:p text:style-name="OrgSrcBlock">s<text:s/>=<text:s/><text:span text:style-name="OrgSrcFontLockBuiltinFace">tuple</text:span><text:span text:style-name="OrgSrcRainbowDelimitersDepth1Face">(</text:span><text:span text:style-name="OrgSrcFontLockBuiltinFace">map</text:span><text:span text:style-name="OrgSrcRainbowDelimitersDepth2Face">(</text:span><text:span text:style-name="OrgSrcFontLockKeywordFace">lambda</text:span><text:s/>elem:<text:s/>elem<text:s/>+<text:s/>elem_a_sumar,<text:s/>t<text:span text:style-name="OrgSrcRainbowDelimitersDepth2Face">)</text:span><text:span text:style-name="OrgSrcRainbowDelimitersDepth1Face">)</text:span></text:p>
      <text:p text:style-name="OrgSrcBlock"><text:span text:style-name="OrgSrcFontLockVariableNameFace">r</text:span><text:s/>=<text:s/><text:span text:style-name="OrgSrcFontLockBuiltinFace">tuple</text:span><text:span text:style-name="OrgSrcRainbowDelimitersDepth1Face">(</text:span><text:span text:style-name="OrgSrcFontLockBuiltinFace">map</text:span><text:span text:style-name="OrgSrcRainbowDelimitersDepth2Face">(</text:span><text:span text:style-name="OrgSrcFontLockKeywordFace">lambda</text:span><text:s/>elem:<text:s/>elem<text:s/>-<text:s/>elem_a_restar,<text:s/>t<text:span text:style-name="OrgSrcRainbowDelimitersDepth2Face">)</text:span>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StringFace">"original:"</text:span>,<text:s/>t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StringFace">"elem<text:s/>a<text:s/>sumar:"</text:span>,<text:s/>elem_a_sumar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StringFace">"elem<text:s/>a<text:s/>restar:"</text:span>,<text:s/>elem_a_restar<text:span text:style-name="OrgSrcRainbowDelimitersDepth1Face">)</text:span></text:p>
      <text:p text:style-name="OrgSrcBlock"><text:span text:style-name="OrgSrcFontLockBuiltinFace">print</text:span><text:span text:style-name="OrgSrcRainbowDelimitersDepth1Face">(</text:span><text:span text:style-name="OrgSrcFontLockStringFace">"tupla<text:s/>sumada:"</text:span>,<text:s/>s<text:span text:style-name="OrgSrcRainbowDelimitersDepth1Face">)</text:span></text:p>
      <text:p text:style-name="OrgSrcBlockLastLine"><text:span text:style-name="OrgSrcFontLockBuiltinFace">print</text:span><text:span text:style-name="OrgSrcRainbowDelimitersDepth1Face">(</text:span><text:span text:style-name="OrgSrcFontLockStringFace">"tupla<text:s/>restada:"</text:span>,<text:s/>r<text:span text:style-name="OrgSrcRainbowDelimitersDepth1Face">)</text:span></text:p>
      <text:h text:style-name="Heading_20_1" text:outline-level="1" text:is-list-header="false">
<text:bookmark-start text:name="OrgXref.org4a5908f"/>
<text:bookmark text:name="org4a5908f"/>Ejercicio 7:
<text:bookmark-end text:name="OrgXref.org4a5908f"/></text:h>
      <text:p text:style-name="Text_20_body">Defina una tupla y muestre:
</text:p>
      <text:list text:style-name="OrgNumberedList" text:continue-numbering="false">
        <text:list-item>
          <text:p text:style-name="Text_20_body">Cómo se accede a un elemento de la tupla?
</text:p>
        </text:list-item>
        <text:list-item>
          <text:p text:style-name="Text_20_body">Qué sucede si se intenta acceder a una posición inexistente de la
</text:p>
        </text:list-item>
      </text:list>
      <text:p text:style-name="Text_20_body">tupla?
</text:p>
      <text:list text:style-name="OrgNumberedList" text:continue-numbering="false">
        <text:list-item>
          <text:p text:style-name="Text_20_body">Cómo se calcula la longitud de una tupla?
</text:p>
        </text:list-item>
      </text:list>
      <text:p text:style-name="OrgSrcBlockLastLine"/>
      <text:h text:style-name="Heading_20_1" text:outline-level="1" text:is-list-header="false">
<text:bookmark-start text:name="OrgXref.org42064c2"/>
<text:bookmark text:name="org42064c2"/>Ejercicio 8:
<text:bookmark-end text:name="OrgXref.org42064c2"/></text:h>
      <text:p text:style-name="Text_20_body">Construya un programa que permita que el usuario ingrese una
dupla y luego desempaquete la tupla en dos variables a y b. Luego el
programa debe imprimir las variables a y b.
</text:p>
      <text:p text:style-name="OrgSrcBlockLastLine"/>
      <text:h text:style-name="Heading_20_1" text:outline-level="1" text:is-list-header="false">
<text:bookmark-start text:name="OrgXref.org39892e7"/>
<text:bookmark text:name="org39892e7"/>Ejercicio 9:
<text:bookmark-end text:name="OrgXref.org39892e7"/></text:h>
      <text:p text:style-name="Text_20_body">Escriba un programa que permite que el usuario ingrese dos
valores en las variables a y b y luego empaquete dichos valores en una
tupla. Finalmente, el programa debe imprimir la tupla resultado.
</text:p>
      <text:p text:style-name="OrgSrcBlockLastLine"/>
      <text:h text:style-name="Heading_20_1" text:outline-level="1" text:is-list-header="false">
<text:bookmark-start text:name="OrgXref.org63edf75"/>
<text:bookmark text:name="org63edf75"/>Ejercicio 10:
<text:bookmark-end text:name="OrgXref.org63edf75"/></text:h>
      <text:p text:style-name="Text_20_body">Escriba un programa que permite que el usuario ingrese un
número a y una tupla t. Luego el programa debe imprimir True si el
número a está en t y False en otro caso.
</text:p>
      <text:p text:style-name="OrgSrcBlock"><text:span text:style-name="OrgSrcFontLockVariableNameFace">a</text:span><text:s/>=<text:s/>6<text:s/><text:span text:style-name="OrgSrcFontLockCommentDelimiterFace">#</text:span><text:span text:style-name="OrgSrcFontLockCommentFace">int(input("Ingrese<text:s/>un<text:s/>número<text:s/>entero:<text:s/>"))</text:span></text:p>
      <text:p text:style-name="OrgSrcBlock">ingreso<text:s/>=<text:s/><text:span text:style-name="OrgSrcFontLockStringFace">"1,2,3,4,5"</text:span><text:s/><text:span text:style-name="OrgSrcFontLockCommentDelimiterFace">#</text:span><text:span text:style-name="OrgSrcFontLockCommentFace">input("Ingrese<text:s/>una<text:s/>tupla<text:s/>de<text:s/>enteros,<text:s/>separe<text:s/>elementos<text:s/>con<text:s/>comas:<text:s/>")</text:span></text:p>
      <text:p text:style-name="OrgSrcBlock">tupla<text:s/>=<text:s/><text:span text:style-name="OrgSrcFontLockBuiltinFace">tuple</text:span><text:span text:style-name="OrgSrcRainbowDelimitersDepth1Face">(</text:span><text:span text:style-name="OrgSrcFontLockBuiltinFace">list</text:span><text:span text:style-name="OrgSrcRainbowDelimitersDepth2Face">(</text:span><text:span text:style-name="OrgSrcFontLockBuiltinFace">map</text:span><text:span text:style-name="OrgSrcRainbowDelimitersDepth3Face">(</text:span><text:span text:style-name="OrgSrcFontLockKeywordFace">lambda</text:span><text:s/>elem:<text:s/><text:span text:style-name="OrgSrcFontLockBuiltinFace">int</text:span><text:span text:style-name="OrgSrcRainbowDelimitersDepth4Face">(</text:span>elem<text:span text:style-name="OrgSrcRainbowDelimitersDepth4Face">)</text:span>,<text:s/>ingreso.split<text:span text:style-name="OrgSrcRainbowDelimitersDepth4Face">(</text:span><text:span text:style-name="OrgSrcFontLockStringFace">","</text:span><text:span text:style-name="OrgSrcRainbowDelimitersDepth4Face">)</text:span><text:span text:style-name="OrgSrcRainbowDelimitersDepth3Face">)</text:span><text:span text:style-name="OrgSrcRainbowDelimitersDepth2Face">)</text:span><text:span text:style-name="OrgSrcRainbowDelimitersDepth1Face">)</text:span></text:p>
      <text:p text:style-name="OrgSrcBlockLastLine"><text:span text:style-name="OrgSrcFontLockBuiltinFace">print</text:span><text:span text:style-name="OrgSrcRainbowDelimitersDepth1Face">(</text:span>a<text:s/><text:span text:style-name="OrgSrcFontLockKeywordFace">in</text:span><text:s/>tupla<text:span text:style-name="OrgSrcRainbowDelimitersDepth1Face">)</text:span></text:p>
      <text:h text:style-name="Heading_20_1" text:outline-level="1" text:is-list-header="false">
<text:bookmark-start text:name="OrgXref.orgbb299f2"/>
<text:bookmark text:name="orgbb299f2"/>Ejercicio 11:
<text:bookmark-end text:name="OrgXref.orgbb299f2"/></text:h>
      <text:p text:style-name="Text_20_body">Escriba un programa que permita que el usuario ingrese un
número a y una tupla t. Luego el programa debe imprimir por pantalla
la posición del número a en la tupla t. En caso de que el número a no
se encuentre en t el programa debe imprimir -1.
</text:p>
      <text:p text:style-name="OrgSrcBlockLastLine"/>
      <text:h text:style-name="Heading_20_1" text:outline-level="1" text:is-list-header="false">
<text:bookmark-start text:name="OrgXref.orgef7eec2"/>
<text:bookmark text:name="orgef7eec2"/>Ejercicio 12:
<text:bookmark-end text:name="OrgXref.orgef7eec2"/></text:h>
      <text:p text:style-name="Text_20_body">Realice las siguientes actividades:
</text:p>
      <text:list text:style-name="OrgNumberedList" text:continue-numbering="false">
        <text:list-item>
          <text:p text:style-name="Text_20_body">Explique el concepto de rodaja.
</text:p>
        </text:list-item>
        <text:list-item>
          <text:p text:style-name="Text_20_body">Explique el concepto de zancada.
</text:p>
        </text:list-item>
        <text:list-item>
          <text:p text:style-name="Text_20_body">Por cada concepto explicado de ejemplos.
</text:p>
        </text:list-item>
      </text:list>
      <text:p text:style-name="OrgSrcBlockLastLine"/>
      <text:h text:style-name="Heading_20_1" text:outline-level="1" text:is-list-header="false">
<text:bookmark-start text:name="OrgXref.org626ee67"/>
<text:bookmark text:name="org626ee67"/>Ejercicio 13:
<text:bookmark-end text:name="OrgXref.org626ee67"/></text:h>
      <text:p text:style-name="Text_20_body">Escriba un programa que permita que el usuario ingrese un
número a y una tupla t. Luego el programa debe mostrar por pantalla
la cantidad de veces que aparece el número a en la tupla t.
</text:p>
      <text:p text:style-name="OrgSrcBlockLastLine"/>
      <text:h text:style-name="Heading_20_1" text:outline-level="1" text:is-list-header="false">
<text:bookmark-start text:name="OrgXref.org6be7722"/>
<text:bookmark text:name="org6be7722"/>Ejercicio 14:
<text:bookmark-end text:name="OrgXref.org6be7722"/></text:h>
      <text:p text:style-name="Text_20_body">Escriba un programa que permita que el usuario ingrese una
tupla t y un elemento e. El programa debe informar si e está en la tupla
t.
</text:p>
      <text:p text:style-name="OrgSrcBlockLastLine"/>
      <text:h text:style-name="Heading_20_1" text:outline-level="1" text:is-list-header="false">
<text:bookmark-start text:name="OrgXref.org55450e2"/>
<text:bookmark text:name="org55450e2"/>Ejercicio 15:
<text:bookmark-end text:name="OrgXref.org55450e2"/></text:h>
      <text:p text:style-name="Text_20_body">Escriba un programa que permita que el usuario ingrese una
tupla t y un elemento e. El programa debe informar si e no está en t.
</text:p>
      <text:p text:style-name="OrgSrcBlockLastLine"/>
      <text:h text:style-name="Heading_20_1" text:outline-level="1" text:is-list-header="false">
<text:bookmark-start text:name="OrgXref.org3f10d4e"/>
<text:bookmark text:name="org3f10d4e"/>Ejercicio 16:
<text:bookmark-end text:name="OrgXref.org3f10d4e"/></text:h>
      <text:p text:style-name="Text_20_body">Escriba un programa que permita que el usuario ingrese dos
tuplas t y r. El programa debe imprimir por pantalla la concatenación
de t y r.
</text:p>
      <text:p text:style-name="OrgSrcBlockLastLine"/>
      <text:h text:style-name="Heading_20_1" text:outline-level="1" text:is-list-header="false">
<text:bookmark-start text:name="OrgXref.orgd36297b"/>
<text:bookmark text:name="orgd36297b"/>Ejercicio 17:
<text:bookmark-end text:name="OrgXref.orgd36297b"/></text:h>
      <text:p text:style-name="Text_20_body">Escriba un programa que:
</text:p>
      <text:list text:style-name="OrgNumberedList" text:continue-numbering="false">
        <text:list-item>
          <text:p text:style-name="Text_20_body">Permita que el usuario ingrese una tupla t de cinco números.
</text:p>
        </text:list-item>
        <text:list-item>
          <text:p text:style-name="Text_20_body">Sume los números pares.
</text:p>
        </text:list-item>
        <text:list-item>
          <text:p text:style-name="Text_20_body">Sume los números impares.
</text:p>
        </text:list-item>
      </text:list>
      <text:p text:style-name="OrgSrcBlockLastLin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5Face" style:family="text">
      <style:text-properties fo:color="#b1951d"/>
    </style:style>
    <style:style style:name="OrgSrcRainbowDelimitersDepth4Face" style:family="text">
      <style:text-properties fo:color="#67b11d"/>
    </style:style>
    <style:style style:name="OrgSrcFontLockCommentFace" style:family="text">
      <style:text-properties fo:color="#2aa1ae"/>
    </style:style>
    <style:style style:name="OrgSrcFontLockCommentDelimiterFace" style:family="text">
      <style:text-properties fo:color="#2aa1ae"/>
    </style:style>
    <style:style style:name="OrgSrcFontLockKeywordFace" style:family="text">
      <style:text-properties fo:color="#b2b2b2"/>
    </style:style>
    <style:style style:name="OrgSrcRainbowDelimitersDepth3Face" style:family="text">
      <style:text-properties fo:color="#2d9574"/>
    </style:style>
    <style:style style:name="OrgSrcFontLockStringFace" style:family="text">
      <style:text-properties fo:color="#2d9574"/>
    </style:style>
    <style:style style:name="OrgSrcRainbowDelimitersDepth2Face" style:family="text">
      <style:text-properties fo:color="#bc6ec5"/>
    </style:style>
    <style:style style:name="OrgSrcFontLockBuiltinFace" style:family="text">
      <style:text-properties fo:color="#4f97d7"/>
    </style:style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  <style:style style:name="OrgSrcRainbowDelimitersDepth1Face" style:family="text">
      <style:text-properties fo:color="#4f97d7"/>
    </style:style>
    <style:style style:name="OrgSrcFontLockVariableNameFace" style:family="text">
      <style:text-properties fo:color="#7590db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uan Jose Della Vecchia</dc:creator>
    <meta:initial-creator>Juan Jose Della Vecchia</meta:initial-creator>
    <dc:date>2023-06-09T14:01:14</dc:date>
    <meta:creation-date>2023-06-09T14:01:14</meta:creation-date>
    <meta:generator>Emacs 28.2 (Org mode 9.5.5)</meta:generator>
    <meta:keyword/>
    <dc:subject/>
    <dc:title>Práctico Nro. 3.1: Tipos de Dato Colección - Tuplas</dc:title>
  </office:meta>
</office:document-meta>
</file>